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27629F209F8EA0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75cm, 8.48cm, 24.374cm, 8.70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89cm" svg:height="11.5cm" svg:x="0.3cm" svg:y="0.3cm">
          <draw:image xlink:href="Pictures/10000000000005E8000007E0127629F209F8EA0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9:13.488500563</dc:date>
    <meta:editing-duration>PT2M45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